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Symbol" svg:font-family="Symbol" style:font-charset="x-symbol"/>
    <style:font-face style:name="Tahoma1" svg:font-family="Tahoma"/>
    <style:font-face style:name="Times New Roman1" svg:font-family="'Times New Roman'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" style:family="table">
      <style:table-properties style:width="16.999cm" table:align="left"/>
    </style:style>
    <style:style style:name="Tabela.A" style:family="table-column">
      <style:table-column-properties style:column-width="3.916cm"/>
    </style:style>
    <style:style style:name="Tabela.B" style:family="table-column">
      <style:table-column-properties style:column-width="7.814cm"/>
    </style:style>
    <style:style style:name="Tabela.C" style:family="table-column">
      <style:table-column-properties style:column-width="1.018cm"/>
    </style:style>
    <style:style style:name="Tabela.D" style:family="table-column">
      <style:table-column-properties style:column-width="4.251cm"/>
    </style:style>
    <style:style style:name="Tabela.A1" style:family="table-cell" style:data-style-name="N10100">
      <style:table-cell-properties fo:background-color="#000000" fo:padding="0cm" fo:border-left="0.002cm solid #000000" fo:border-right="none" fo:border-top="0.002cm solid #000000" fo:border-bottom="none">
        <style:background-image/>
      </style:table-cell-properties>
    </style:style>
    <style:style style:name="Tabela.C1" style:family="table-cell" style:data-style-name="N10100">
      <style:table-cell-properties fo:background-color="#000000" fo:padding="0cm" fo:border-left="none" fo:border-right="none" fo:border-top="0.002cm solid #000000" fo:border-bottom="none">
        <style:background-image/>
      </style:table-cell-properties>
    </style:style>
    <style:style style:name="Tabela.D1" style:family="table-cell" style:data-style-name="N10100">
      <style:table-cell-properties fo:background-color="#000000" fo:padding="0cm" fo:border-left="none" fo:border-right="0.002cm solid #000000" fo:border-top="0.002cm solid #000000" fo:border-bottom="none">
        <style:background-image/>
      </style:table-cell-properties>
    </style:style>
    <style:style style:name="Tabela.A2" style:family="table-cell" style:data-style-name="N10100">
      <style:table-cell-properties fo:background-color="#ffffff" fo:padding="0cm" fo:border-left="0.002cm solid #000000" fo:border-right="none" fo:border-top="none" fo:border-bottom="none">
        <style:background-image/>
      </style:table-cell-properties>
    </style:style>
    <style:style style:name="Tabela.C2" style:family="table-cell">
      <style:table-cell-properties fo:background-color="#ffffff" fo:padding="0cm" fo:border="none">
        <style:background-image/>
      </style:table-cell-properties>
    </style:style>
    <style:style style:name="Tabela.D2" style:family="table-cell">
      <style:table-cell-properties fo:background-color="#ffffff" fo:padding="0cm" fo:border-left="none" fo:border-right="0.002cm solid #000000" fo:border-top="none" fo:border-bottom="none">
        <style:background-image/>
      </style:table-cell-properties>
    </style:style>
    <style:style style:name="Tabela.A4" style:family="table-cell" style:data-style-name="N10100">
      <style:table-cell-properties style:vertical-align="middle" fo:background-color="#ffffff" fo:padding="0cm" fo:border-left="0.002cm solid #000000" fo:border-right="none" fo:border-top="none" fo:border-bottom="none">
        <style:background-image/>
      </style:table-cell-properties>
    </style:style>
    <style:style style:name="Tabela.B38" style:family="table-cell" style:data-style-name="N10100">
      <style:table-cell-properties fo:background-color="#ffffff" fo:padding="0cm" fo:border-left="0.002cm solid #000000" fo:border-right="none" fo:border-top="none" fo:border-bottom="0.002cm solid #000000">
        <style:background-image/>
      </style:table-cell-properties>
    </style:style>
    <style:style style:name="Tabela.C38" style:family="table-cell">
      <style:table-cell-properties fo:background-color="#ffffff" fo:padding="0cm" fo:border-left="none" fo:border-right="none" fo:border-top="none" fo:border-bottom="0.002cm solid #000000">
        <style:background-image/>
      </style:table-cell-properties>
    </style:style>
    <style:style style:name="Tabela.D38" style:family="table-cell">
      <style:table-cell-properties fo:background-color="#ffffff" fo:padding="0cm" fo:border-left="none" fo:border-right="0.002cm solid #000000" fo:border-top="none" fo:border-bottom="0.002cm solid #000000">
        <style:background-image/>
      </style:table-cell-properties>
    </style:style>
    <style:style style:name="P1" style:family="paragraph" style:parent-style-name="Standard">
      <style:paragraph-properties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4" style:family="paragraph" style:parent-style-name="Table_20_Heading">
      <style:paragraph-properties fo:text-align="start" style:justify-single-word="false"/>
      <style:text-properties fo:color="#ffffff" style:text-outline="false" style:text-line-through-style="none" style:font-name="Thorndale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number:text-style style:name="N10100" number:language="pt" number:country="BR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nalisador léxico</text:p>
      <text:p text:style-name="Standard"/>
      <table:table table:name="Tabela" table:style-name="Tabela">
        <table:table-column table:style-name="Tabela.A"/>
        <table:table-column table:style-name="Tabela.B"/>
        <table:table-column table:style-name="Tabela.C"/>
        <table:table-column table:style-name="Tabela.D"/>
        <table:table-header-rows>
          <table:table-row>
            <table:table-cell table:style-name="Tabela.A1">
              <text:p text:style-name="P4"/>
            </table:table-cell>
            <table:table-cell table:style-name="Tabela.A1" office:value-type="float" office:value="0">
              <text:p text:style-name="P4">Classe</text:p>
            </table:table-cell>
            <table:table-cell table:style-name="Tabela.C1" office:value-type="float" office:value="0">
              <text:p text:style-name="P4">Valor</text:p>
            </table:table-cell>
            <table:table-cell table:style-name="Tabela.D1" office:value-type="float" office:value="0">
              <text:p text:style-name="P4">Simbolo</text:p>
            </table:table-cell>
          </table:table-row>
        </table:table-header-rows>
        <table:table-row>
          <table:table-cell table:style-name="Tabela.A2" table:number-rows-spanned="2">
            <text:p text:style-name="P3"/>
          </table:table-cell>
          <table:table-cell table:style-name="Tabela.A2" office:value-type="float" office:value="0">
            <text:p text:style-name="P2">ID</text:p>
          </table:table-cell>
          <table:table-cell table:style-name="Tabela.C2" office:value-type="string">
            <text:p text:style-name="P2">SIM</text:p>
          </table:table-cell>
          <table:table-cell table:style-name="Tabela.D2" office:value-type="string">
            <text:p text:style-name="P2">--</text:p>
          </table:table-cell>
        </table:table-row>
        <table:table-row>
          <table:covered-table-cell/>
          <table:table-cell table:style-name="Tabela.A2" office:value-type="float" office:value="0">
            <text:p text:style-name="P2">CTE_STR, CTR_CHAR , CTR_NUM, CTR_BOOL</text:p>
          </table:table-cell>
          <table:table-cell table:style-name="Tabela.C2" office:value-type="string">
            <text:p text:style-name="P2">SIM</text:p>
          </table:table-cell>
          <table:table-cell table:style-name="Tabela.D2" office:value-type="string">
            <text:p text:style-name="P2">--</text:p>
          </table:table-cell>
        </table:table-row>
        <table:table-row>
          <table:table-cell table:style-name="Tabela.A4" table:number-rows-spanned="11" office:value-type="float" office:value="0">
            <text:p text:style-name="P3">Palavras reservadas</text:p>
          </table:table-cell>
          <table:table-cell table:style-name="Tabela.A2" office:value-type="float" office:value="0">
            <text:p text:style-name="P2">INT</text:p>
          </table:table-cell>
          <table:table-cell table:style-name="Tabela.C2" office:value-type="string">
            <text:p text:style-name="P2">NÃO</text:p>
          </table:table-cell>
          <table:table-cell table:style-name="Tabela.D2" office:value-type="string">
            <text:p text:style-name="P2">int</text:p>
          </table:table-cell>
        </table:table-row>
        <table:table-row>
          <table:covered-table-cell/>
          <table:table-cell table:style-name="Tabela.A2" office:value-type="float" office:value="0">
            <text:p text:style-name="P2">REAL</text:p>
          </table:table-cell>
          <table:table-cell table:style-name="Tabela.C2" office:value-type="string">
            <text:p text:style-name="P2">NÃO</text:p>
          </table:table-cell>
          <table:table-cell table:style-name="Tabela.D2" office:value-type="string">
            <text:p text:style-name="P2">real</text:p>
          </table:table-cell>
        </table:table-row>
        <table:table-row>
          <table:covered-table-cell/>
          <table:table-cell table:style-name="Tabela.A2" office:value-type="float" office:value="0">
            <text:p text:style-name="P2">CHAR</text:p>
          </table:table-cell>
          <table:table-cell table:style-name="Tabela.C2" office:value-type="string">
            <text:p text:style-name="P2">NÃO</text:p>
          </table:table-cell>
          <table:table-cell table:style-name="Tabela.D2" office:value-type="string">
            <text:p text:style-name="P2">char</text:p>
          </table:table-cell>
        </table:table-row>
        <table:table-row>
          <table:covered-table-cell/>
          <table:table-cell table:style-name="Tabela.A2" office:value-type="float" office:value="0">
            <text:p text:style-name="P2">STRING</text:p>
          </table:table-cell>
          <table:table-cell table:style-name="Tabela.C2" office:value-type="string">
            <text:p text:style-name="P2">NÃO</text:p>
          </table:table-cell>
          <table:table-cell table:style-name="Tabela.D2" office:value-type="string">
            <text:p text:style-name="P2">string</text:p>
          </table:table-cell>
        </table:table-row>
        <table:table-row>
          <table:covered-table-cell/>
          <table:table-cell table:style-name="Tabela.A2" office:value-type="float" office:value="0">
            <text:p text:style-name="P2">BOOLEAN</text:p>
          </table:table-cell>
          <table:table-cell table:style-name="Tabela.C2" office:value-type="string">
            <text:p text:style-name="P2">NÃO</text:p>
          </table:table-cell>
          <table:table-cell table:style-name="Tabela.D2" office:value-type="string">
            <text:p text:style-name="P2">boolean</text:p>
          </table:table-cell>
        </table:table-row>
        <table:table-row>
          <table:covered-table-cell/>
          <table:table-cell table:style-name="Tabela.A2" office:value-type="float" office:value="0">
            <text:p text:style-name="P2">WHILE</text:p>
          </table:table-cell>
          <table:table-cell table:style-name="Tabela.C2" office:value-type="string">
            <text:p text:style-name="P2">NÃO</text:p>
          </table:table-cell>
          <table:table-cell table:style-name="Tabela.D2" office:value-type="string">
            <text:p text:style-name="P2">while</text:p>
          </table:table-cell>
        </table:table-row>
        <table:table-row>
          <table:covered-table-cell/>
          <table:table-cell table:style-name="Tabela.A2" office:value-type="float" office:value="0">
            <text:p text:style-name="P2">FOR</text:p>
          </table:table-cell>
          <table:table-cell table:style-name="Tabela.C2" office:value-type="string">
            <text:p text:style-name="P2">NÃO</text:p>
          </table:table-cell>
          <table:table-cell table:style-name="Tabela.D2" office:value-type="string">
            <text:p text:style-name="P2">for</text:p>
          </table:table-cell>
        </table:table-row>
        <table:table-row>
          <table:covered-table-cell/>
          <table:table-cell table:style-name="Tabela.A2" office:value-type="float" office:value="0">
            <text:p text:style-name="P2">IF</text:p>
          </table:table-cell>
          <table:table-cell table:style-name="Tabela.C2" office:value-type="string">
            <text:p text:style-name="P2">NÃO</text:p>
          </table:table-cell>
          <table:table-cell table:style-name="Tabela.D2" office:value-type="string">
            <text:p text:style-name="P2">if</text:p>
          </table:table-cell>
        </table:table-row>
        <table:table-row>
          <table:covered-table-cell/>
          <table:table-cell table:style-name="Tabela.A2" office:value-type="float" office:value="0">
            <text:p text:style-name="P2">ELSE</text:p>
          </table:table-cell>
          <table:table-cell table:style-name="Tabela.C2" office:value-type="string">
            <text:p text:style-name="P2">NÃO</text:p>
          </table:table-cell>
          <table:table-cell table:style-name="Tabela.D2" office:value-type="string">
            <text:p text:style-name="P2">else</text:p>
          </table:table-cell>
        </table:table-row>
        <table:table-row>
          <table:covered-table-cell/>
          <table:table-cell table:style-name="Tabela.A2" office:value-type="float" office:value="0">
            <text:p text:style-name="P2">SWITCH</text:p>
          </table:table-cell>
          <table:table-cell table:style-name="Tabela.C2" office:value-type="string">
            <text:p text:style-name="P2">NÃO</text:p>
          </table:table-cell>
          <table:table-cell table:style-name="Tabela.D2" office:value-type="string">
            <text:p text:style-name="P2">switch</text:p>
          </table:table-cell>
        </table:table-row>
        <table:table-row>
          <table:covered-table-cell/>
          <table:table-cell table:style-name="Tabela.A2" office:value-type="float" office:value="0">
            <text:p text:style-name="P2">BREAK</text:p>
          </table:table-cell>
          <table:table-cell table:style-name="Tabela.C2" office:value-type="string">
            <text:p text:style-name="P2">NÃO</text:p>
          </table:table-cell>
          <table:table-cell table:style-name="Tabela.D2" office:value-type="string">
            <text:p text:style-name="P2">break</text:p>
          </table:table-cell>
        </table:table-row>
        <table:table-row>
          <table:table-cell table:style-name="Tabela.A4" table:number-rows-spanned="7" office:value-type="float" office:value="0">
            <text:p text:style-name="P3">Operadores aritmético </text:p>
          </table:table-cell>
          <table:table-cell table:style-name="Tabela.A2" office:value-type="float" office:value="0">
            <text:p text:style-name="P2">ADD</text:p>
          </table:table-cell>
          <table:table-cell table:style-name="Tabela.C2" office:value-type="string">
            <text:p text:style-name="P2">NÃO</text:p>
          </table:table-cell>
          <table:table-cell table:style-name="Tabela.D2" office:value-type="string">
            <text:p text:style-name="P2">+</text:p>
          </table:table-cell>
        </table:table-row>
        <table:table-row>
          <table:covered-table-cell/>
          <table:table-cell table:style-name="Tabela.A2" office:value-type="float" office:value="0">
            <text:p text:style-name="P2">SUB</text:p>
          </table:table-cell>
          <table:table-cell table:style-name="Tabela.C2" office:value-type="string">
            <text:p text:style-name="P2">NÃO</text:p>
          </table:table-cell>
          <table:table-cell table:style-name="Tabela.D2" office:value-type="string">
            <text:p text:style-name="P2">-</text:p>
          </table:table-cell>
        </table:table-row>
        <table:table-row>
          <table:covered-table-cell/>
          <table:table-cell table:style-name="Tabela.A2" office:value-type="float" office:value="0">
            <text:p text:style-name="P2">MULT</text:p>
          </table:table-cell>
          <table:table-cell table:style-name="Tabela.C2" office:value-type="string">
            <text:p text:style-name="P2">NÃO</text:p>
          </table:table-cell>
          <table:table-cell table:style-name="Tabela.D2" office:value-type="string">
            <text:p text:style-name="P2">*</text:p>
          </table:table-cell>
        </table:table-row>
        <table:table-row>
          <table:covered-table-cell/>
          <table:table-cell table:style-name="Tabela.A2" office:value-type="float" office:value="0">
            <text:p text:style-name="P2">DIV</text:p>
          </table:table-cell>
          <table:table-cell table:style-name="Tabela.C2" office:value-type="string">
            <text:p text:style-name="P2">NÃO</text:p>
          </table:table-cell>
          <table:table-cell table:style-name="Tabela.D2" office:value-type="string">
            <text:p text:style-name="P2">/</text:p>
          </table:table-cell>
        </table:table-row>
        <table:table-row>
          <table:covered-table-cell/>
          <table:table-cell table:style-name="Tabela.A2" office:value-type="float" office:value="0">
            <text:p text:style-name="P2">MOD</text:p>
          </table:table-cell>
          <table:table-cell table:style-name="Tabela.C2" office:value-type="string">
            <text:p text:style-name="P2">NÃO</text:p>
          </table:table-cell>
          <table:table-cell table:style-name="Tabela.D2" office:value-type="string">
            <text:p text:style-name="P2">%</text:p>
          </table:table-cell>
        </table:table-row>
        <table:table-row>
          <table:covered-table-cell/>
          <table:table-cell table:style-name="Tabela.A2" office:value-type="float" office:value="0">
            <text:p text:style-name="P2">POSITIVE</text:p>
          </table:table-cell>
          <table:table-cell table:style-name="Tabela.C2" office:value-type="string">
            <text:p text:style-name="P2">NÃO</text:p>
          </table:table-cell>
          <table:table-cell table:style-name="Tabela.D2" office:value-type="string">
            <text:p text:style-name="P2">+</text:p>
          </table:table-cell>
        </table:table-row>
        <table:table-row>
          <table:covered-table-cell/>
          <table:table-cell table:style-name="Tabela.A2" office:value-type="float" office:value="0">
            <text:p text:style-name="P2">NEGATIVE</text:p>
          </table:table-cell>
          <table:table-cell table:style-name="Tabela.C2" office:value-type="string">
            <text:p text:style-name="P2">NÃO</text:p>
          </table:table-cell>
          <table:table-cell table:style-name="Tabela.D2" office:value-type="string">
            <text:p text:style-name="P2">-</text:p>
          </table:table-cell>
        </table:table-row>
        <table:table-row>
          <table:table-cell table:style-name="Tabela.A4" table:number-rows-spanned="4" office:value-type="float" office:value="0">
            <text:p text:style-name="P3">Operadores lógicos</text:p>
          </table:table-cell>
          <table:table-cell table:style-name="Tabela.A2" office:value-type="float" office:value="0">
            <text:p text:style-name="P2">AND</text:p>
          </table:table-cell>
          <table:table-cell table:style-name="Tabela.C2" office:value-type="string">
            <text:p text:style-name="P2">NÃO</text:p>
          </table:table-cell>
          <table:table-cell table:style-name="Tabela.D2" office:value-type="string">
            <text:p text:style-name="P2">^</text:p>
          </table:table-cell>
        </table:table-row>
        <table:table-row>
          <table:covered-table-cell/>
          <table:table-cell table:style-name="Tabela.A2" office:value-type="float" office:value="0">
            <text:p text:style-name="P2">OR</text:p>
          </table:table-cell>
          <table:table-cell table:style-name="Tabela.C2" office:value-type="string">
            <text:p text:style-name="P2">NÃO</text:p>
          </table:table-cell>
          <table:table-cell table:style-name="Tabela.D2" office:value-type="string">
            <text:p text:style-name="P2">??</text:p>
          </table:table-cell>
        </table:table-row>
        <table:table-row>
          <table:covered-table-cell/>
          <table:table-cell table:style-name="Tabela.A2" office:value-type="float" office:value="0">
            <text:p text:style-name="P2">NOT</text:p>
          </table:table-cell>
          <table:table-cell table:style-name="Tabela.C2" office:value-type="string">
            <text:p text:style-name="P2">NÃO</text:p>
          </table:table-cell>
          <table:table-cell table:style-name="Tabela.D2" office:value-type="string">
            <text:p text:style-name="P2">~</text:p>
          </table:table-cell>
        </table:table-row>
        <table:table-row>
          <table:covered-table-cell/>
          <table:table-cell table:style-name="Tabela.A2" office:value-type="float" office:value="0">
            <text:p text:style-name="P2">EQUAL</text:p>
          </table:table-cell>
          <table:table-cell table:style-name="Tabela.C2" office:value-type="string">
            <text:p text:style-name="P2">NÃO</text:p>
          </table:table-cell>
          <table:table-cell table:style-name="Tabela.D2" office:value-type="string">
            <text:p text:style-name="P2">= </text:p>
          </table:table-cell>
        </table:table-row>
        <table:table-row>
          <table:table-cell table:style-name="Tabela.A4" table:number-rows-spanned="5" office:value-type="float" office:value="0">
            <text:p text:style-name="P3">Operadores relacionais</text:p>
          </table:table-cell>
          <table:table-cell table:style-name="Tabela.A2" office:value-type="float" office:value="0">
            <text:p text:style-name="P2">GREATER_THAN</text:p>
          </table:table-cell>
          <table:table-cell table:style-name="Tabela.C2" office:value-type="string">
            <text:p text:style-name="P2">NÃO</text:p>
          </table:table-cell>
          <table:table-cell table:style-name="Tabela.D2" office:value-type="string">
            <text:p text:style-name="P2">&gt;</text:p>
          </table:table-cell>
        </table:table-row>
        <table:table-row>
          <table:covered-table-cell/>
          <table:table-cell table:style-name="Tabela.A2" office:value-type="float" office:value="0">
            <text:p text:style-name="P1">LESS THAN</text:p>
          </table:table-cell>
          <table:table-cell table:style-name="Tabela.C2" office:value-type="string">
            <text:p text:style-name="P2">NÃO</text:p>
          </table:table-cell>
          <table:table-cell table:style-name="Tabela.D2" office:value-type="string">
            <text:p text:style-name="P2">&lt;</text:p>
          </table:table-cell>
        </table:table-row>
        <table:table-row>
          <table:covered-table-cell/>
          <table:table-cell table:style-name="Tabela.A2" office:value-type="float" office:value="0">
            <text:p text:style-name="P1">ATTRIBUTION</text:p>
          </table:table-cell>
          <table:table-cell table:style-name="Tabela.C2" office:value-type="string">
            <text:p text:style-name="P2">NÃO</text:p>
          </table:table-cell>
          <table:table-cell table:style-name="Tabela.D2" office:value-type="string">
            <text:p text:style-name="P2">&lt;-</text:p>
          </table:table-cell>
        </table:table-row>
        <table:table-row>
          <table:covered-table-cell/>
          <table:table-cell table:style-name="Tabela.A2" office:value-type="float" office:value="0">
            <text:p text:style-name="P1">GREATER OR EQUAL</text:p>
          </table:table-cell>
          <table:table-cell table:style-name="Tabela.C2" office:value-type="string">
            <text:p text:style-name="P2">NÃO</text:p>
          </table:table-cell>
          <table:table-cell table:style-name="Tabela.D2" office:value-type="string">
            <text:p text:style-name="P2">&gt;=</text:p>
          </table:table-cell>
        </table:table-row>
        <table:table-row>
          <table:covered-table-cell/>
          <table:table-cell table:style-name="Tabela.A2" office:value-type="float" office:value="0">
            <text:p text:style-name="P1">LESS OR EQUAL</text:p>
          </table:table-cell>
          <table:table-cell table:style-name="Tabela.C2" office:value-type="string">
            <text:p text:style-name="P2">NÃO</text:p>
          </table:table-cell>
          <table:table-cell table:style-name="Tabela.D2" office:value-type="string">
            <text:p text:style-name="P2">&lt;=</text:p>
          </table:table-cell>
        </table:table-row>
        <table:table-row>
          <table:table-cell table:style-name="Tabela.A4" table:number-rows-spanned="8" office:value-type="float" office:value="0">
            <text:p text:style-name="P3">Separadores</text:p>
          </table:table-cell>
          <table:table-cell table:style-name="Tabela.A2" office:value-type="float" office:value="0">
            <text:p text:style-name="P1">OPEN SQUARE BRACKET</text:p>
          </table:table-cell>
          <table:table-cell table:style-name="Tabela.C2" office:value-type="string">
            <text:p text:style-name="P2">NÃO</text:p>
          </table:table-cell>
          <table:table-cell table:style-name="Tabela.D2" office:value-type="string">
            <text:p text:style-name="P2">[</text:p>
          </table:table-cell>
        </table:table-row>
        <table:table-row>
          <table:covered-table-cell/>
          <table:table-cell table:style-name="Tabela.A2" office:value-type="float" office:value="0">
            <text:p text:style-name="P1">CLOSE SQUARE BRACKET</text:p>
          </table:table-cell>
          <table:table-cell table:style-name="Tabela.C2" office:value-type="string">
            <text:p text:style-name="P2">NÃO</text:p>
          </table:table-cell>
          <table:table-cell table:style-name="Tabela.D2" office:value-type="string">
            <text:p text:style-name="P2">]</text:p>
          </table:table-cell>
        </table:table-row>
        <table:table-row>
          <table:covered-table-cell/>
          <table:table-cell table:style-name="Tabela.A2" office:value-type="float" office:value="0">
            <text:p text:style-name="P1">SEMICOLON</text:p>
          </table:table-cell>
          <table:table-cell table:style-name="Tabela.C2" office:value-type="string">
            <text:p text:style-name="P2">NÃO</text:p>
          </table:table-cell>
          <table:table-cell table:style-name="Tabela.D2" office:value-type="string">
            <text:p text:style-name="P2">;</text:p>
          </table:table-cell>
        </table:table-row>
        <table:table-row>
          <table:covered-table-cell/>
          <table:table-cell table:style-name="Tabela.A2" office:value-type="float" office:value="0">
            <text:p text:style-name="P1">COLON</text:p>
          </table:table-cell>
          <table:table-cell table:style-name="Tabela.C2" office:value-type="string">
            <text:p text:style-name="P2">NÃO</text:p>
          </table:table-cell>
          <table:table-cell table:style-name="Tabela.D2" office:value-type="string">
            <text:p text:style-name="P2">:</text:p>
          </table:table-cell>
        </table:table-row>
        <table:table-row>
          <table:covered-table-cell/>
          <table:table-cell table:style-name="Tabela.A2" office:value-type="float" office:value="0">
            <text:p text:style-name="P1">OPEN PARENTHESES</text:p>
          </table:table-cell>
          <table:table-cell table:style-name="Tabela.C2" office:value-type="string">
            <text:p text:style-name="P2">NÃO</text:p>
          </table:table-cell>
          <table:table-cell table:style-name="Tabela.D2" office:value-type="string">
            <text:p text:style-name="P2">(</text:p>
          </table:table-cell>
        </table:table-row>
        <table:table-row>
          <table:covered-table-cell/>
          <table:table-cell table:style-name="Tabela.A2" office:value-type="float" office:value="0">
            <text:p text:style-name="P1">CLOSE PARENTHESES</text:p>
          </table:table-cell>
          <table:table-cell table:style-name="Tabela.C2" office:value-type="string">
            <text:p text:style-name="P2">NÃO</text:p>
          </table:table-cell>
          <table:table-cell table:style-name="Tabela.D2" office:value-type="string">
            <text:p text:style-name="P2">)</text:p>
          </table:table-cell>
        </table:table-row>
        <table:table-row>
          <table:covered-table-cell/>
          <table:table-cell table:style-name="Tabela.A2" office:value-type="float" office:value="0">
            <text:p text:style-name="P1">OPEN CURLY BRACKET</text:p>
          </table:table-cell>
          <table:table-cell table:style-name="Tabela.C2" office:value-type="string">
            <text:p text:style-name="P2">NÃO</text:p>
          </table:table-cell>
          <table:table-cell table:style-name="Tabela.D2" office:value-type="string">
            <text:p text:style-name="P2">{</text:p>
          </table:table-cell>
        </table:table-row>
        <table:table-row>
          <table:covered-table-cell/>
          <table:table-cell table:style-name="Tabela.B38" office:value-type="float" office:value="0">
            <text:p text:style-name="P1">CLOSE CURLY BRACKET</text:p>
          </table:table-cell>
          <table:table-cell table:style-name="Tabela.C38" office:value-type="string">
            <text:p text:style-name="P2">NÃO</text:p>
          </table:table-cell>
          <table:table-cell table:style-name="Tabela.D38" office:value-type="string">
            <text:p text:style-name="P2">}</text:p>
          </table:table-cell>
        </table:table-row>
      </table:table>
      <text:p text:style-name="Standard"/>
      <text:p text:style-name="Standard">Declaração:</text:p>
      <text:p text:style-name="Standard"><text:tab/>ex.: id : tipo;</text:p>
      <text:p text:style-name="Standard">Declaração múltipla:</text:p>
      <text:p text:style-name="Standard"><text:tab/>ex.:id1,id2,... : tipo;</text:p>
      <text:p text:style-name="Standard">Matriz:</text:p>
      <text:p text:style-name="Standard"><text:tab/>Ex.: id : tipo[n,m,...];</text:p>
      <text:p text:style-name="Standard">Gramática da dimensão:</text:p>
      <text:p text:style-name="Standard"><text:tab/>S-&gt;[T]</text:p>
      <text:p text:style-name="Standard"><text:tab/>T-&gt;CTE_NUM; T | CTE_NUM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ymbol" svg:font-family="Symbol" style:font-charset="x-symbol"/>
    <style:font-face style:name="Tahoma1" svg:font-family="Tahoma"/>
    <style:font-face style:name="Times New Roman1" svg:font-family="'Times New Roman'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1-04-08T13:56:11.92</meta:creation-date>
    <dc:date>2011-04-08T14:41:40.34</dc:date>
    <meta:editing-duration>PT00H45M28S</meta:editing-duration>
    <meta:editing-cycles>10</meta:editing-cycles>
    <meta:generator>BrOffice.org/3.1$Win32 OpenOffice.org_project/310m19$Build-9420</meta:generator>
    <meta:document-statistic meta:table-count="1" meta:image-count="0" meta:object-count="0" meta:page-count="1" meta:paragraph-count="129" meta:word-count="167" meta:character-count="793"/>
  </office:meta>
</office:document-meta>
</file>